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3100000084C568D428.png" manifest:media-type="image/png"/>
  <manifest:file-entry manifest:full-path="Pictures/10000DDC00001F7E00000DA280D6E821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2c001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fo:min-height="1.1cm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999999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999999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2cm" svg:height="13.55cm" svg:x="2cm" svg:y="1.22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1.6cm" svg:height="13.3cm" svg:x="2.2cm" svg:y="1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8.2cm" svg:height="5.7cm" svg:x="16.2cm" svg:y="1.2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5.933cm" svg:height="0.962cm" svg:x="3.7cm" svg:y="1.85cm">
          <draw:text-box>
            <text:p>Virtuelles-Netzwerk</text:p>
          </draw:text-box>
        </draw:frame>
        <draw:frame draw:style-name="gr5" draw:layer="layout" svg:width="6.4cm" svg:height="2.384cm" svg:x="8.5cm" svg:y="4.955cm">
          <draw:text-box>
            <text:p>Pfsense</text:p>
            <text:p>192.168.1.254</text:p>
            <text:p>&amp; DNS Forwarding</text:p>
          </draw:text-box>
        </draw:frame>
        <draw:frame draw:style-name="gr5" draw:layer="layout" svg:width="9.5cm" svg:height="3.095cm" svg:x="3.2cm" svg:y="9.9cm">
          <draw:text-box>
            <text:p>Networkbox: name01<text:line-break/>192.168.1.1</text:p>
            <text:p>mit DHCP, DNS, TFTP, LAUS &amp;</text:p>
            <text:p>OWNCLOUD</text:p>
          </draw:text-box>
        </draw:frame>
        <draw:g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>
            <draw:polygon draw:style-name="gr6" draw:text-style-name="P2" draw:layer="layout" svg:width="0.439cm" svg:height="0.508cm" svg:x="18.06cm" svg:y="10.935cm" svg:viewBox="0 0 440 509" draw:points="440,305 352,0 0,203 88,509">
              <text:p/>
            </draw:polygon>
            <draw:polygon draw:style-name="gr7" draw:text-style-name="P2" draw:layer="layout" svg:width="0.967cm" svg:height="0.558cm" svg:x="17.444cm" svg:y="10.579cm" svg:viewBox="0 0 968 559" draw:points="968,356 792,203 528,51 352,0 0,203 176,254 440,407 616,559">
              <text:p/>
            </draw:polygon>
            <draw:path draw:style-name="gr8" draw:text-style-name="P2" draw:layer="layout" svg:width="0.791cm" svg:height="0.66cm" svg:x="17.356cm" svg:y="10.782cm" svg:viewBox="0 0 792 661" svg:d="M0 203c0-305 176-203 352-101 176 101 352 101 440 559 0 0-352-203-792-458z">
              <text:p/>
            </draw:path>
            <draw:path draw:style-name="gr9" draw:text-style-name="P2" draw:layer="layout" svg:width="1.143cm" svg:height="0.864cm" svg:x="17.356cm" svg:y="10.579cm" svg:viewBox="0 0 1144 865" svg:d="M440 0c176 51 176 51 352 153 88 50 264 101 352 508-176 102-176 102-352 204-101-47-616-356-792-458 0-254 176-254 440-407z">
              <text:p/>
            </draw:path>
          </draw:g>
          <draw:g>
            <draw:path draw:style-name="gr10" draw:text-style-name="P3" draw:layer="layout" svg:width="1.016cm" svg:height="0.629cm" svg:x="14.58cm" svg:y="11.279cm" svg:viewBox="0 0 1017 630" svg:d="M0 630c241 0 849-280 970-350s-1-280-242-280c0 153-728 630-728 630z">
              <text:p/>
            </draw:path>
            <draw:g>
              <draw:polygon draw:style-name="gr11" draw:text-style-name="P2" draw:layer="layout" svg:width="0.879cm" svg:height="0.711cm" svg:x="14.431cm" svg:y="11.267cm" svg:viewBox="0 0 880 712" draw:points="880,203 880,0 0,509 0,712">
                <text:p/>
              </draw:polygon>
              <draw:polygon draw:style-name="gr12" draw:text-style-name="P2" draw:layer="layout" svg:width="0.879cm" svg:height="0.864cm" svg:x="13.727cm" svg:y="10.504cm" svg:viewBox="0 0 880 865" draw:points="880,356 880,0 0,509 0,865">
                <text:p/>
              </draw:polygon>
              <draw:polygon draw:style-name="gr13" draw:text-style-name="P2" draw:layer="layout" svg:width="1.583cm" svg:height="0.914cm" svg:x="13.727cm" svg:y="10.86cm" svg:viewBox="0 0 1584 915" draw:points="1584,407 880,0 0,509 704,915">
                <text:p/>
              </draw:polygon>
              <draw:polygon draw:style-name="gr14" draw:text-style-name="P2" draw:layer="layout" svg:width="0.879cm" svg:height="0.864cm" svg:x="13.551cm" svg:y="11.114cm" svg:viewBox="0 0 880 865" draw:points="880,865 880,661 176,254 176,0 0,102 0,356">
                <text:p/>
              </draw:polygon>
              <draw:polygon draw:style-name="gr15" draw:text-style-name="P2" draw:layer="layout" svg:width="2.814cm" svg:height="3.864cm" svg:x="13.463cm" svg:y="7.402cm" svg:viewBox="0 0 2815 3865" draw:points="2815,2238 2815,0 0,1627 0,3865">
                <text:p/>
              </draw:polygon>
              <draw:polygon draw:style-name="gr16" draw:text-style-name="P2" draw:layer="layout" svg:width="2.638cm" svg:height="3.559cm" svg:x="13.551cm" svg:y="7.554cm" svg:viewBox="0 0 2639 3560" draw:points="2639,2034 2639,0 0,1526 0,3560">
                <text:p/>
              </draw:polygon>
              <draw:polygon draw:style-name="gr17" draw:text-style-name="P2" draw:layer="layout" svg:width="2.99cm" svg:height="1.728cm" svg:x="13.287cm" svg:y="7.3cm" svg:viewBox="0 0 2991 1729" draw:points="176,1729 2991,102 2815,0 0,1627">
                <text:p/>
              </draw:polygon>
              <draw:polygon draw:style-name="gr18" draw:text-style-name="P2" draw:layer="layout" svg:width="0.175cm" svg:height="2.338cm" svg:x="13.287cm" svg:y="8.927cm" svg:viewBox="0 0 176 2339" draw:points="176,2339 176,102 0,0 0,2238">
                <text:p/>
              </draw:polygon>
              <draw:polygon draw:style-name="gr19" draw:text-style-name="P2" draw:layer="layout" svg:width="2.99cm" svg:height="4.678cm" svg:x="13.287cm" svg:y="7.3cm" svg:viewBox="0 0 2991 4679" draw:points="2815,0 0,1627 0,3865 176,3967 264,3916 264,4170 1143,4679 2023,4170 2023,3967 1319,3560 1319,3306 2991,2339 2991,102">
                <text:p/>
              </draw:polygon>
            </draw:g>
          </draw:g>
          <draw:g>
            <draw:path draw:style-name="gr20" draw:text-style-name="P3" draw:layer="layout" svg:width="0.748cm" svg:height="0.489cm" svg:x="17.017cm" svg:y="11.654cm" svg:viewBox="0 0 749 490" svg:d="M0 490c0 0 485-140 606-210 131-76 242-280 0-280 0 153-606 490-606 490z">
              <text:p/>
            </draw:path>
            <draw:g>
              <draw:polygon draw:style-name="gr21" draw:text-style-name="P2" draw:layer="layout" svg:width="3.782cm" svg:height="2.186cm" svg:x="13.84cm" svg:y="11.014cm" svg:viewBox="0 0 3783 2187" draw:points="968,2187 3783,559 2815,0 0,1627">
                <text:p/>
              </draw:polygon>
              <draw:polygon draw:style-name="gr22" draw:text-style-name="P2" draw:layer="layout" svg:width="0.967cm" svg:height="0.762cm" svg:x="13.84cm" svg:y="12.641cm" svg:viewBox="0 0 968 763" draw:points="968,763 968,559 0,0 0,203">
                <text:p/>
              </draw:polygon>
              <draw:polygon draw:style-name="gr23" draw:text-style-name="P2" draw:layer="layout" svg:width="2.814cm" svg:height="1.83cm" svg:x="14.808cm" svg:y="11.573cm" svg:viewBox="0 0 2815 1831" draw:points="2815,203 2815,0 0,1627 0,1831">
                <text:p/>
              </draw:polygon>
              <draw:polygon draw:style-name="gr24" draw:text-style-name="P2" draw:layer="layout" svg:width="3.782cm" svg:height="2.389cm" svg:x="13.84cm" svg:y="11.014cm" svg:viewBox="0 0 3783 2390" draw:points="2815,0 0,1627 0,1831 968,2390 3783,763 3783,559">
                <text:p/>
              </draw:polygon>
              <draw:g>
                <draw:polygon draw:style-name="gr25" draw:text-style-name="P4" draw:layer="layout" svg:width="1.231cm" svg:height="0.711cm" svg:x="16.168cm" svg:y="11.152cm" svg:viewBox="0 0 1232 712" draw:points="1232,407 528,0 0,305 704,712">
                  <text:p/>
                </draw:polygon>
                <draw:line draw:style-name="gr26" draw:text-style-name="P2" draw:layer="layout" svg:x1="17.224cm" svg:y1="11.661cm" svg:x2="16.52cm" svg:y2="11.254cm">
                  <text:p/>
                </draw:line>
                <draw:line draw:style-name="gr27" draw:text-style-name="P2" draw:layer="layout" svg:x1="17.048cm" svg:y1="11.762cm" svg:x2="16.344cm" svg:y2="11.355cm">
                  <text:p/>
                </draw:line>
                <draw:line draw:style-name="gr28" draw:text-style-name="P2" draw:layer="layout" svg:x1="16.872cm" svg:y1="11.254cm" svg:x2="16.344cm" svg:y2="11.559cm">
                  <text:p/>
                </draw:line>
                <draw:line draw:style-name="gr29" draw:text-style-name="P2" draw:layer="layout" svg:x1="17.048cm" svg:y1="11.355cm" svg:x2="16.52cm" svg:y2="11.66cm">
                  <text:p/>
                </draw:line>
                <draw:line draw:style-name="gr30" draw:text-style-name="P2" draw:layer="layout" svg:x1="17.224cm" svg:y1="11.457cm" svg:x2="16.872cm" svg:y2="11.66cm">
                  <text:p/>
                </draw:line>
              </draw:g>
              <draw:g>
                <draw:polygon draw:style-name="gr31" draw:text-style-name="P4" draw:layer="layout" svg:width="2.55cm" svg:height="1.474cm" svg:x="14.107cm" svg:y="11.579cm" svg:viewBox="0 0 2551 1475" draw:points="2551,407 1847,0 0,1068 703,1475">
                  <text:p/>
                </draw:polygon>
                <draw:line draw:style-name="gr32" draw:text-style-name="P2" draw:layer="layout" svg:x1="16.482cm" svg:y1="11.884cm" svg:x2="14.634cm" svg:y2="12.952cm">
                  <text:p/>
                </draw:line>
                <draw:line draw:style-name="gr33" draw:text-style-name="P2" draw:layer="layout" svg:x1="16.306cm" svg:y1="11.783cm" svg:x2="14.458cm" svg:y2="12.851cm">
                  <text:p/>
                </draw:line>
                <draw:line draw:style-name="gr34" draw:text-style-name="P2" draw:layer="layout" svg:x1="16.13cm" svg:y1="11.681cm" svg:x2="14.282cm" svg:y2="12.749cm">
                  <text:p/>
                </draw:line>
                <draw:line draw:style-name="gr35" draw:text-style-name="P2" draw:layer="layout" svg:x1="14.459cm" svg:y1="12.648cm" svg:x2="14.283cm" svg:y2="12.546cm">
                  <text:p/>
                </draw:line>
                <draw:line draw:style-name="gr36" draw:text-style-name="P2" draw:layer="layout" svg:x1="14.635cm" svg:y1="12.546cm" svg:x2="14.459cm" svg:y2="12.444cm">
                  <text:p/>
                </draw:line>
                <draw:line draw:style-name="gr37" draw:text-style-name="P2" draw:layer="layout" svg:x1="14.811cm" svg:y1="12.444cm" svg:x2="14.635cm" svg:y2="12.342cm">
                  <text:p/>
                </draw:line>
                <draw:line draw:style-name="gr38" draw:text-style-name="P2" draw:layer="layout" svg:x1="14.723cm" svg:y1="12.698cm" svg:x2="14.547cm" svg:y2="12.596cm">
                  <text:p/>
                </draw:line>
                <draw:line draw:style-name="gr39" draw:text-style-name="P2" draw:layer="layout" svg:x1="14.898cm" svg:y1="12.597cm" svg:x2="14.722cm" svg:y2="12.495cm">
                  <text:p/>
                </draw:line>
                <draw:line draw:style-name="gr40" draw:text-style-name="P2" draw:layer="layout" svg:x1="15.074cm" svg:y1="12.495cm" svg:x2="14.898cm" svg:y2="12.393cm">
                  <text:p/>
                </draw:line>
                <draw:line draw:style-name="gr41" draw:text-style-name="P2" draw:layer="layout" svg:x1="14.986cm" svg:y1="12.342cm" svg:x2="14.81cm" svg:y2="12.24cm">
                  <text:p/>
                </draw:line>
                <draw:line draw:style-name="gr42" draw:text-style-name="P2" draw:layer="layout" svg:x1="15.25cm" svg:y1="12.393cm" svg:x2="15.074cm" svg:y2="12.291cm">
                  <text:p/>
                </draw:line>
                <draw:line draw:style-name="gr43" draw:text-style-name="P2" draw:layer="layout" svg:x1="15.162cm" svg:y1="12.241cm" svg:x2="14.986cm" svg:y2="12.139cm">
                  <text:p/>
                </draw:line>
                <draw:line draw:style-name="gr44" draw:text-style-name="P2" draw:layer="layout" svg:x1="15.338cm" svg:y1="12.139cm" svg:x2="15.162cm" svg:y2="12.037cm">
                  <text:p/>
                </draw:line>
                <draw:line draw:style-name="gr45" draw:text-style-name="P2" draw:layer="layout" svg:x1="15.514cm" svg:y1="12.037cm" svg:x2="15.338cm" svg:y2="11.935cm">
                  <text:p/>
                </draw:line>
                <draw:line draw:style-name="gr46" draw:text-style-name="P2" draw:layer="layout" svg:x1="15.426cm" svg:y1="12.292cm" svg:x2="15.25cm" svg:y2="12.19cm">
                  <text:p/>
                </draw:line>
                <draw:line draw:style-name="gr47" draw:text-style-name="P2" draw:layer="layout" svg:x1="15.602cm" svg:y1="12.19cm" svg:x2="15.426cm" svg:y2="12.088cm">
                  <text:p/>
                </draw:line>
                <draw:line draw:style-name="gr48" draw:text-style-name="P2" draw:layer="layout" svg:x1="15.778cm" svg:y1="12.088cm" svg:x2="15.602cm" svg:y2="11.986cm">
                  <text:p/>
                </draw:line>
                <draw:line draw:style-name="gr49" draw:text-style-name="P2" draw:layer="layout" svg:x1="15.69cm" svg:y1="11.936cm" svg:x2="15.514cm" svg:y2="11.834cm">
                  <text:p/>
                </draw:line>
                <draw:line draw:style-name="gr50" draw:text-style-name="P2" draw:layer="layout" svg:x1="15.954cm" svg:y1="11.986cm" svg:x2="15.778cm" svg:y2="11.884cm">
                  <text:p/>
                </draw:line>
                <draw:line draw:style-name="gr51" draw:text-style-name="P2" draw:layer="layout" svg:x1="15.866cm" svg:y1="11.834cm" svg:x2="15.69cm" svg:y2="11.732cm">
                  <text:p/>
                </draw:line>
                <draw:line draw:style-name="gr52" draw:text-style-name="P2" draw:layer="layout" svg:x1="16.042cm" svg:y1="11.732cm" svg:x2="15.866cm" svg:y2="11.63cm">
                  <text:p/>
                </draw:line>
                <draw:line draw:style-name="gr53" draw:text-style-name="P2" draw:layer="layout" svg:x1="16.13cm" svg:y1="11.885cm" svg:x2="15.954cm" svg:y2="11.783cm">
                  <text:p/>
                </draw:line>
                <draw:line draw:style-name="gr54" draw:text-style-name="P2" draw:layer="layout" svg:x1="14.986cm" svg:y1="12.749cm" svg:x2="14.81cm" svg:y2="12.647cm">
                  <text:p/>
                </draw:line>
                <draw:line draw:style-name="gr55" draw:text-style-name="P2" draw:layer="layout" svg:x1="15.162cm" svg:y1="12.648cm" svg:x2="14.986cm" svg:y2="12.546cm">
                  <text:p/>
                </draw:line>
                <draw:line draw:style-name="gr56" draw:text-style-name="P2" draw:layer="layout" svg:x1="15.338cm" svg:y1="12.546cm" svg:x2="15.162cm" svg:y2="12.444cm">
                  <text:p/>
                </draw:line>
                <draw:line draw:style-name="gr57" draw:text-style-name="P2" draw:layer="layout" svg:x1="15.426cm" svg:y1="12.698cm" svg:x2="15.25cm" svg:y2="12.596cm">
                  <text:p/>
                </draw:line>
                <draw:line draw:style-name="gr58" draw:text-style-name="P2" draw:layer="layout" svg:x1="15.602cm" svg:y1="12.597cm" svg:x2="15.426cm" svg:y2="12.495cm">
                  <text:p/>
                </draw:line>
                <draw:line draw:style-name="gr59" draw:text-style-name="P2" draw:layer="layout" svg:x1="15.514cm" svg:y1="12.444cm" svg:x2="15.338cm" svg:y2="12.342cm">
                  <text:p/>
                </draw:line>
                <draw:line draw:style-name="gr60" draw:text-style-name="P2" draw:layer="layout" svg:x1="15.69cm" svg:y1="12.342cm" svg:x2="15.514cm" svg:y2="12.24cm">
                  <text:p/>
                </draw:line>
                <draw:line draw:style-name="gr61" draw:text-style-name="P2" draw:layer="layout" svg:x1="15.866cm" svg:y1="12.241cm" svg:x2="15.69cm" svg:y2="12.139cm">
                  <text:p/>
                </draw:line>
                <draw:line draw:style-name="gr62" draw:text-style-name="P2" draw:layer="layout" svg:x1="16.042cm" svg:y1="12.139cm" svg:x2="15.866cm" svg:y2="12.037cm">
                  <text:p/>
                </draw:line>
                <draw:line draw:style-name="gr63" draw:text-style-name="P2" draw:layer="layout" svg:x1="16.306cm" svg:y1="12.19cm" svg:x2="16.13cm" svg:y2="12.088cm">
                  <text:p/>
                </draw:line>
                <draw:line draw:style-name="gr64" draw:text-style-name="P2" draw:layer="layout" svg:x1="16.218cm" svg:y1="12.037cm" svg:x2="16.042cm" svg:y2="11.935cm">
                  <text:p/>
                </draw:line>
                <draw:line draw:style-name="gr65" draw:text-style-name="P2" draw:layer="layout" svg:x1="16.482cm" svg:y1="12.088cm" svg:x2="16.306cm" svg:y2="11.986cm">
                  <text:p/>
                </draw:line>
                <draw:line draw:style-name="gr66" draw:text-style-name="P2" draw:layer="layout" svg:x1="15.074cm" svg:y1="12.902cm" svg:x2="14.898cm" svg:y2="12.8cm">
                  <text:p/>
                </draw:line>
                <draw:line draw:style-name="gr67" draw:text-style-name="P2" draw:layer="layout" svg:x1="15.25cm" svg:y1="12.8cm" svg:x2="15.074cm" svg:y2="12.698cm">
                  <text:p/>
                </draw:line>
              </draw:g>
            </draw:g>
          </draw:g>
        </draw:g>
        <draw:frame draw:style-name="gr5" draw:layer="layout" svg:width="4.8cm" svg:height="1.673cm" svg:x="16.8cm" svg:y="12.35cm">
          <draw:text-box>
            <text:p>r001pc01<text:line-break/>192.168.1.101</text:p>
          </draw:text-box>
        </draw:frame>
        <draw:frame draw:style-name="gr5" draw:layer="layout" svg:width="4.8cm" svg:height="1.35cm" svg:x="12.4cm" svg:y="2.9cm">
          <draw:text-box>
            <text:p>10.0.2.15</text:p>
          </draw:text-box>
        </draw:frame>
        <draw:g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68" draw:text-style-name="P3" draw:layer="layout" svg:width="1.375cm" svg:height="0.892cm" svg:x="11.824cm" svg:y="4.306cm" svg:viewBox="0 0 1376 893" svg:d="M1 893c114 0 1375-555 1375-724s-177-169-292-169c0 72-1125 362-1083 893z">
              <text:p/>
            </draw:path>
            <draw:g>
              <draw:polygon draw:style-name="gr69" draw:text-style-name="P2" draw:layer="layout" svg:width="1.457cm" svg:height="1.326cm" svg:x="10.283cm" svg:y="3.824cm" svg:viewBox="0 0 1458 1327" draw:points="0,483 0,0 1458,845 1458,1327">
                <text:p/>
              </draw:polygon>
              <draw:polygon draw:style-name="gr70" draw:text-style-name="P2" draw:layer="layout" svg:width="1.249cm" svg:height="1.205cm" svg:x="11.741cm" svg:y="3.945cm" svg:viewBox="0 0 1250 1206" draw:points="0,1206 0,724 1250,0 1250,483">
                <text:p/>
              </draw:polygon>
              <draw:polygon draw:style-name="gr71" draw:text-style-name="P2" draw:layer="layout" svg:width="2.707cm" svg:height="1.567cm" svg:x="10.283cm" svg:y="3.1cm" svg:viewBox="0 0 2708 1568" draw:points="1458,1568 0,724 1250,0 2708,845">
                <text:p/>
              </draw:polygon>
              <draw:line draw:style-name="gr72" draw:text-style-name="P2" draw:layer="layout" svg:x1="10.783cm" svg:y1="4.21cm" svg:x2="10.783cm" svg:y2="4.5cm">
                <text:p/>
              </draw:line>
              <draw:line draw:style-name="gr73" draw:text-style-name="P2" draw:layer="layout" svg:x1="11.7cm" svg:y1="4.828cm" svg:x2="11.033cm" svg:y2="4.442cm">
                <text:p/>
              </draw:line>
              <draw:line draw:style-name="gr74" draw:text-style-name="P2" draw:layer="layout" svg:x1="11.03cm" svg:y1="4.355cm" svg:x2="11.03cm" svg:y2="4.452cm">
                <text:p/>
              </draw:line>
              <draw:line draw:style-name="gr75" draw:text-style-name="P2" draw:layer="layout" svg:x1="11.696cm" svg:y1="4.741cm" svg:x2="11.696cm" svg:y2="4.838cm">
                <text:p/>
              </draw:line>
              <draw:line draw:style-name="gr76" draw:text-style-name="P2" draw:layer="layout" svg:x1="11.697cm" svg:y1="4.741cm" svg:x2="11.03cm" svg:y2="4.355cm">
                <text:p/>
              </draw:line>
              <draw:polygon draw:style-name="gr77" draw:text-style-name="P2" draw:layer="layout" svg:width="0.082cm" svg:height="0.144cm" svg:x="10.867cm" svg:y="4.258cm" svg:viewBox="0 0 83 145" draw:points="0,97 0,0 83,48 83,145">
                <text:p/>
              </draw:polygon>
              <draw:line draw:style-name="gr78" draw:text-style-name="P2" draw:layer="layout" svg:x1="10.7cm" svg:y1="4.162cm" svg:x2="10.7cm" svg:y2="4.452cm">
                <text:p/>
              </draw:line>
              <draw:line draw:style-name="gr79" draw:text-style-name="P2" draw:layer="layout" svg:x1="10.617cm" svg:y1="4.113cm" svg:x2="10.617cm" svg:y2="4.403cm">
                <text:p/>
              </draw:line>
              <draw:line draw:style-name="gr80" draw:text-style-name="P2" draw:layer="layout" svg:x1="10.533cm" svg:y1="4.065cm" svg:x2="10.533cm" svg:y2="4.355cm">
                <text:p/>
              </draw:line>
              <draw:line draw:style-name="gr81" draw:text-style-name="P2" draw:layer="layout" svg:x1="10.45cm" svg:y1="4.017cm" svg:x2="10.45cm" svg:y2="4.307cm">
                <text:p/>
              </draw:line>
              <draw:line draw:style-name="gr82" draw:text-style-name="P2" draw:layer="layout" svg:x1="10.367cm" svg:y1="3.968cm" svg:x2="10.367cm" svg:y2="4.258cm">
                <text:p/>
              </draw:line>
              <draw:polygon draw:style-name="gr83" draw:text-style-name="P2" draw:layer="layout" svg:width="0.082cm" svg:height="0.53cm" svg:x="10.2cm" svg:y="3.775cm" svg:viewBox="0 0 83 531" draw:points="0,483 0,0 83,48 83,531">
                <text:p/>
              </draw:polygon>
              <draw:polygon draw:style-name="gr84" draw:text-style-name="P2" draw:layer="layout" svg:width="0.082cm" svg:height="0.53cm" svg:x="11.741cm" svg:y="4.668cm" svg:viewBox="0 0 83 531" draw:points="0,483 0,0 83,48 83,531">
                <text:p/>
              </draw:polygon>
              <draw:polygon draw:style-name="gr85" draw:text-style-name="P2" draw:layer="layout" svg:width="2.791cm" svg:height="2.098cm" svg:x="10.2cm" svg:y="3.1cm" svg:viewBox="0 0 2792 2099" draw:points="0,1158 0,675 83,724 1333,0 2792,845 2792,1327 1625,2003 1625,2099">
                <text:p/>
              </draw:polygon>
            </draw:g>
          </draw:g>
          <draw:g>
            <draw:g>
              <draw:polygon draw:style-name="gr86" draw:text-style-name="P2" draw:layer="layout" svg:width="0.136cm" svg:height="0.237cm" svg:x="12.437cm" svg:y="4.487cm" svg:viewBox="0 0 137 238" draw:points="0,238 0,79 137,0 137,158">
                <text:p/>
              </draw:polygon>
              <draw:polygon draw:style-name="gr87" draw:text-style-name="P2" draw:layer="layout" svg:width="0.136cm" svg:height="0.237cm" svg:x="12.3cm" svg:y="4.487cm" svg:viewBox="0 0 137 238" draw:points="0,158 0,0 137,79 137,238">
                <text:p/>
              </draw:polygon>
              <draw:polygon draw:style-name="gr88" draw:text-style-name="P2" draw:layer="layout" svg:width="0.272cm" svg:height="0.157cm" svg:x="12.3cm" svg:y="4.408cm" svg:viewBox="0 0 273 158" draw:points="137,158 0,79 137,0 273,79">
                <text:p/>
              </draw:polygon>
            </draw:g>
            <draw:g>
              <draw:polygon draw:style-name="gr89" draw:text-style-name="P2" draw:layer="layout" svg:width="0.136cm" svg:height="0.237cm" svg:x="12.232cm" svg:y="4.843cm" svg:viewBox="0 0 137 238" draw:points="0,238 0,79 137,0 137,158">
                <text:p/>
              </draw:polygon>
              <draw:polygon draw:style-name="gr90" draw:text-style-name="P2" draw:layer="layout" svg:width="0.136cm" svg:height="0.237cm" svg:x="12.095cm" svg:y="4.843cm" svg:viewBox="0 0 137 238" draw:points="0,158 0,0 137,79 137,238">
                <text:p/>
              </draw:polygon>
              <draw:polygon draw:style-name="gr91" draw:text-style-name="P2" draw:layer="layout" svg:width="0.272cm" svg:height="0.157cm" svg:x="12.095cm" svg:y="4.764cm" svg:viewBox="0 0 273 158" draw:points="137,158 0,79 137,0 273,79">
                <text:p/>
              </draw:polygon>
            </draw:g>
            <draw:g>
              <draw:polygon draw:style-name="gr92" draw:text-style-name="P2" draw:layer="layout" svg:width="0.136cm" svg:height="0.237cm" svg:x="12.642cm" svg:y="4.843cm" svg:viewBox="0 0 137 238" draw:points="0,238 0,79 137,0 137,158">
                <text:p/>
              </draw:polygon>
              <draw:polygon draw:style-name="gr93" draw:text-style-name="P2" draw:layer="layout" svg:width="0.136cm" svg:height="0.237cm" svg:x="12.505cm" svg:y="4.843cm" svg:viewBox="0 0 137 238" draw:points="0,158 0,0 137,79 137,238">
                <text:p/>
              </draw:polygon>
              <draw:polygon draw:style-name="gr94" draw:text-style-name="P2" draw:layer="layout" svg:width="0.272cm" svg:height="0.157cm" svg:x="12.505cm" svg:y="4.764cm" svg:viewBox="0 0 273 158" draw:points="137,158 0,79 137,0 273,79">
                <text:p/>
              </draw:polygon>
            </draw:g>
            <draw:g>
              <draw:polygon draw:style-name="gr95" draw:text-style-name="P2" draw:layer="layout" svg:width="0.136cm" svg:height="0.237cm" svg:x="12.437cm" svg:y="4.962cm" svg:viewBox="0 0 137 238" draw:points="0,238 0,79 137,0 137,158">
                <text:p/>
              </draw:polygon>
              <draw:polygon draw:style-name="gr96" draw:text-style-name="P2" draw:layer="layout" svg:width="0.136cm" svg:height="0.237cm" svg:x="12.3cm" svg:y="4.962cm" svg:viewBox="0 0 137 238" draw:points="0,158 0,0 137,79 137,238">
                <text:p/>
              </draw:polygon>
              <draw:polygon draw:style-name="gr97" draw:text-style-name="P2" draw:layer="layout" svg:width="0.272cm" svg:height="0.157cm" svg:x="12.3cm" svg:y="4.883cm" svg:viewBox="0 0 273 158" draw:points="137,158 0,79 137,0 273,79">
                <text:p/>
              </draw:polygon>
            </draw:g>
            <draw:g>
              <draw:polygon draw:style-name="gr98" draw:text-style-name="P2" draw:layer="layout" svg:width="0.136cm" svg:height="0.237cm" svg:x="12.642cm" svg:y="4.606cm" svg:viewBox="0 0 137 238" draw:points="0,238 0,79 137,0 137,158">
                <text:p/>
              </draw:polygon>
              <draw:polygon draw:style-name="gr99" draw:text-style-name="P2" draw:layer="layout" svg:width="0.136cm" svg:height="0.237cm" svg:x="12.505cm" svg:y="4.606cm" svg:viewBox="0 0 137 238" draw:points="0,158 0,0 137,79 137,238">
                <text:p/>
              </draw:polygon>
              <draw:polygon draw:style-name="gr100" draw:text-style-name="P2" draw:layer="layout" svg:width="0.272cm" svg:height="0.157cm" svg:x="12.505cm" svg:y="4.526cm" svg:viewBox="0 0 273 158" draw:points="137,158 0,79 137,0 273,79">
                <text:p/>
              </draw:polygon>
            </draw:g>
            <draw:g>
              <draw:polygon draw:style-name="gr101" draw:text-style-name="P2" draw:layer="layout" svg:width="0.136cm" svg:height="0.237cm" svg:x="12.232cm" svg:y="4.606cm" svg:viewBox="0 0 137 238" draw:points="0,238 0,79 137,0 137,158">
                <text:p/>
              </draw:polygon>
              <draw:polygon draw:style-name="gr102" draw:text-style-name="P2" draw:layer="layout" svg:width="0.136cm" svg:height="0.237cm" svg:x="12.095cm" svg:y="4.606cm" svg:viewBox="0 0 137 238" draw:points="0,158 0,0 137,79 137,238">
                <text:p/>
              </draw:polygon>
              <draw:polygon draw:style-name="gr103" draw:text-style-name="P2" draw:layer="layout" svg:width="0.272cm" svg:height="0.157cm" svg:x="12.095cm" svg:y="4.526cm" svg:viewBox="0 0 273 158" draw:points="137,158 0,79 137,0 273,79">
                <text:p/>
              </draw:polygon>
            </draw:g>
            <draw:g>
              <draw:polygon draw:style-name="gr104" draw:text-style-name="P2" draw:layer="layout" svg:width="0.136cm" svg:height="0.237cm" svg:x="12.437cm" svg:y="4.725cm" svg:viewBox="0 0 137 238" draw:points="0,238 0,79 137,0 137,158">
                <text:p/>
              </draw:polygon>
              <draw:polygon draw:style-name="gr105" draw:text-style-name="P2" draw:layer="layout" svg:width="0.136cm" svg:height="0.237cm" svg:x="12.3cm" svg:y="4.725cm" svg:viewBox="0 0 137 238" draw:points="0,158 0,0 137,79 137,238">
                <text:p/>
              </draw:polygon>
              <draw:polygon draw:style-name="gr106" draw:text-style-name="P2" draw:layer="layout" svg:width="0.272cm" svg:height="0.157cm" svg:x="12.3cm" svg:y="4.646cm" svg:viewBox="0 0 273 158" draw:points="137,158 0,79 137,0 273,79">
                <text:p/>
              </draw:polygon>
            </draw:g>
            <draw:polygon draw:style-name="gr107" draw:text-style-name="P2" draw:layer="layout" svg:width="0.683cm" svg:height="0.791cm" svg:x="12.095cm" svg:y="4.408cm" svg:viewBox="0 0 684 792" draw:points="0,594 0,436 69,396 0,357 0,198 137,119 205,158 205,79 342,0 479,79 479,158 547,119 684,198 684,357 616,396 684,436 684,594 547,674 479,634 479,713 342,792 205,713 205,634 137,674">
              <text:p/>
            </draw:polygon>
          </draw:g>
        </draw:g>
        <draw:g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108" draw:text-style-name="P3" draw:layer="layout" svg:width="1.265cm" svg:height="0.742cm" svg:x="4.634cm" svg:y="8.657cm" svg:viewBox="0 0 1266 743" svg:d="M0 743c358 0 920-235 1162-389 242-155 0-354-122-354z">
            <text:p/>
          </draw:path>
          <draw:g>
            <draw:polygon draw:style-name="gr109" draw:text-style-name="P2" draw:layer="layout" svg:width="0.733cm" svg:height="1.838cm" svg:x="3.9cm" svg:y="7.561cm" svg:viewBox="0 0 734 1839" draw:points="0,1414 0,0 734,424 734,1839">
              <text:p/>
            </draw:polygon>
            <draw:polygon draw:style-name="gr110" draw:text-style-name="P2" draw:layer="layout" svg:width="1.039cm" svg:height="2.015cm" svg:x="4.634cm" svg:y="7.384cm" svg:viewBox="0 0 1040 2016" draw:points="0,2016 0,601 1040,0 1040,1414">
              <text:p/>
            </draw:polygon>
            <draw:polygon draw:style-name="gr111" draw:text-style-name="P2" draw:layer="layout" svg:width="1.773cm" svg:height="1.025cm" svg:x="3.9cm" svg:y="6.96cm" svg:viewBox="0 0 1774 1026" draw:points="734,1026 0,601 1040,0 1774,424">
              <text:p/>
            </draw:polygon>
            <draw:polygon draw:style-name="gr112" draw:text-style-name="P2" draw:layer="layout" svg:width="1.773cm" svg:height="2.439cm" svg:x="3.9cm" svg:y="6.96cm" svg:viewBox="0 0 1774 2440" draw:points="0,2016 0,601 1040,0 1774,424 1774,1839 734,2440">
              <text:p/>
            </draw:polygon>
            <draw:line draw:style-name="gr113" draw:text-style-name="P2" draw:layer="layout" svg:x1="4.512cm" svg:y1="9.046cm" svg:x2="4.022cm" svg:y2="8.763cm">
              <text:p/>
            </draw:line>
            <draw:line draw:style-name="gr114" draw:text-style-name="P2" draw:layer="layout" svg:x1="4.512cm" svg:y1="9.188cm" svg:x2="4.022cm" svg:y2="8.905cm">
              <text:p/>
            </draw:line>
            <draw:line draw:style-name="gr115" draw:text-style-name="P2" draw:layer="layout" svg:x1="4.512cm" svg:y1="9.117cm" svg:x2="4.022cm" svg:y2="8.834cm">
              <text:p/>
            </draw:line>
            <draw:polyline draw:style-name="gr116" draw:text-style-name="P2" draw:layer="layout" svg:width="0.611cm" svg:height="0.423cm" svg:x="3.961cm" svg:y="7.773cm" svg:viewBox="0 0 612 424" draw:points="612,424 0,71 0,0">
              <text:p/>
            </draw:polyline>
            <draw:polyline draw:style-name="gr117" draw:text-style-name="P2" draw:layer="layout" svg:width="0.6cm" svg:height="0.425cm" svg:x="3.972cm" svg:y="7.772cm" svg:viewBox="0 0 601 426" draw:points="601,426 601,355 0,0">
              <text:p/>
            </draw:polyline>
            <draw:polygon draw:style-name="gr118" draw:text-style-name="P2" draw:layer="layout" svg:width="0.071cm" svg:height="0.124cm" svg:x="4.188cm" svg:y="8.479cm" svg:viewBox="0 0 72 125" draw:points="0,83 0,0 72,41 72,125">
              <text:p/>
            </draw:polygon>
            <draw:line draw:style-name="gr119" draw:text-style-name="P2" draw:layer="layout" svg:x1="4.512cm" svg:y1="8.976cm" svg:x2="4.022cm" svg:y2="8.693cm">
              <text:p/>
            </draw:line>
          </draw:g>
        </draw:g>
        <draw:g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120" draw:text-style-name="P3" draw:layer="layout" svg:width="2.507cm" svg:height="1.469cm" svg:x="19.092cm" svg:y="5.06cm" svg:viewBox="0 0 2508 1470" svg:d="M0 1470c710 0 1823-464 2303-770s0-700-242-700z">
            <text:p/>
          </draw:path>
          <draw:g>
            <draw:polygon draw:style-name="gr121" draw:text-style-name="P2" draw:layer="layout" svg:width="1.454cm" svg:height="3.639cm" svg:x="17.637cm" svg:y="2.89cm" svg:viewBox="0 0 1455 3640" draw:points="0,2800 0,0 1455,840 1455,3640">
              <text:p/>
            </draw:polygon>
            <draw:polygon draw:style-name="gr122" draw:text-style-name="P2" draw:layer="layout" svg:width="2.06cm" svg:height="3.989cm" svg:x="19.092cm" svg:y="2.54cm" svg:viewBox="0 0 2061 3990" draw:points="0,3990 0,1190 2061,0 2061,2800">
              <text:p/>
            </draw:polygon>
            <draw:polygon draw:style-name="gr123" draw:text-style-name="P2" draw:layer="layout" svg:width="3.515cm" svg:height="2.029cm" svg:x="17.637cm" svg:y="1.7cm" svg:viewBox="0 0 3516 2030" draw:points="1455,2030 0,1190 2061,0 3516,840">
              <text:p/>
            </draw:polygon>
            <draw:polygon draw:style-name="gr124" draw:text-style-name="P2" draw:layer="layout" svg:width="3.515cm" svg:height="4.829cm" svg:x="17.637cm" svg:y="1.7cm" svg:viewBox="0 0 3516 4830" draw:points="0,3990 0,1190 2061,0 3516,840 3516,3640 1455,4830">
              <text:p/>
            </draw:polygon>
            <draw:line draw:style-name="gr125" draw:text-style-name="P2" draw:layer="layout" svg:x1="18.849cm" svg:y1="5.83cm" svg:x2="17.879cm" svg:y2="5.27cm">
              <text:p/>
            </draw:line>
            <draw:line draw:style-name="gr126" draw:text-style-name="P2" draw:layer="layout" svg:x1="18.849cm" svg:y1="6.11cm" svg:x2="17.879cm" svg:y2="5.55cm">
              <text:p/>
            </draw:line>
            <draw:line draw:style-name="gr127" draw:text-style-name="P2" draw:layer="layout" svg:x1="18.849cm" svg:y1="5.97cm" svg:x2="17.879cm" svg:y2="5.41cm">
              <text:p/>
            </draw:line>
            <draw:polyline draw:style-name="gr128" draw:text-style-name="P2" draw:layer="layout" svg:width="1.211cm" svg:height="0.839cm" svg:x="17.758cm" svg:y="3.31cm" svg:viewBox="0 0 1212 840" draw:points="1212,840 0,140 0,0">
              <text:p/>
            </draw:polyline>
            <draw:polyline draw:style-name="gr129" draw:text-style-name="P2" draw:layer="layout" svg:width="1.19cm" svg:height="0.842cm" svg:x="17.779cm" svg:y="3.307cm" svg:viewBox="0 0 1191 843" draw:points="1191,843 1191,703 0,0">
              <text:p/>
            </draw:polyline>
            <draw:polygon draw:style-name="gr130" draw:text-style-name="P2" draw:layer="layout" svg:width="0.141cm" svg:height="0.246cm" svg:x="18.207cm" svg:y="4.707cm" svg:viewBox="0 0 142 247" draw:points="0,165 0,0 142,82 142,247">
              <text:p/>
            </draw:polygon>
            <draw:line draw:style-name="gr131" draw:text-style-name="P2" draw:layer="layout" svg:x1="18.849cm" svg:y1="5.69cm" svg:x2="17.879cm" svg:y2="5.13cm">
              <text:p/>
            </draw:line>
          </draw:g>
        </draw:g>
        <draw:frame draw:style-name="gr132" draw:text-style-name="P1" draw:layer="layout" svg:width="2cm" svg:height="1.07cm" svg:x="15.603cm" svg:y="2.757cm">
          <draw:image xlink:href="Pictures/10000DDC00001F7E00000DA280D6E821.svg" xlink:type="simple" xlink:show="embed" xlink:actuate="onLoad">
            <text:p/>
          </draw:image>
          <draw:image xlink:href="Pictures/100002010000013100000084C568D428.png" xlink:type="simple" xlink:show="embed" xlink:actuate="onLoad"/>
        </draw:frame>
        <draw:frame draw:style-name="gr4" draw:layer="layout" svg:width="3.3cm" svg:height="1.673cm" svg:x="21.1cm" svg:y="3.927cm">
          <draw:text-box>
            <text:p>Host mit<text:line-break/>Virtualbox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Light_20_Purple_20_Linear_20_L" draw:display-name="Light Purple Linear L" draw:style="linear" draw:start-color="#c893c7" draw:end-color="#f4e9f3" draw:start-intensity="100%" draw:end-intensity="100%" draw:angle="900" draw:border="10%"/>
    <draw:gradient draw:name="Light_20_Purple_20_Linear_20_T" draw:display-name="Light Purple Linear T" draw:style="linear" draw:start-color="#c893c7" draw:end-color="#f4e9f3" draw:start-intensity="100%" draw:end-intensity="100%" draw:angle="0" draw:border="10%"/>
    <draw:gradient draw:name="Light_20_Purple_20_Square_20_BR" draw:display-name="Light Purple Square BR" draw:style="square" draw:cx="30%" draw:cy="30%" draw:start-color="#c893c7" draw:end-color="#f4e9f3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7T13:53:04.452533987</meta:creation-date>
    <dc:date>2016-04-17T15:49:41.459413466</dc:date>
    <meta:editing-duration>PT36M46S</meta:editing-duration>
    <meta:editing-cycles>11</meta:editing-cycles>
    <meta:generator>LibreOffice/4.2.8.2$Linux_X86_64 LibreOffice_project/420m0$Build-2</meta:generator>
    <meta:document-statistic meta:object-count="159"/>
  </office:meta>
</office:document-meta>
</file>